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15%"/>
      <style:text-properties officeooo:paragraph-rsid="000832ac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style:page-number="auto"/>
      <style:text-properties fo:font-size="22pt" fo:font-weight="bold" style:font-size-asian="22pt" style:font-weight-asian="bold" style:font-size-complex="22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officeooo:paragraph-rsid="000a08f2"/>
    </style:style>
    <style:style style:name="P8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officeooo:paragraph-rsid="000a08f2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T3" style:family="text">
      <style:text-properties officeooo:rsid="0006d6d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08f2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ylor Evan Eruysal</text:p>
      <text:p text:style-name="P1"/>
      <text:p text:style-name="P1">tayloreruysal.me</text:p>
      <text:p text:style-name="P1"><text:a xlink:type="simple" xlink:href="mailto:tayloreruysal@gmail.com" text:style-name="Internet_20_link" text:visited-style-name="Visited_20_Internet_20_Link">tayloreruysal@gmail.com</text:a></text:p>
      <text:p text:style-name="P1">518-331-5372</text:p>
      <text:p text:style-name="P1"/>
      <text:p text:style-name="P1"><text:span text:style-name="T1">Objective</text:span>: To apply my game design and 2D/3D art education and skill to a position where I can play a meaningful role in a creative team, with both content creation and group cohesion.</text:p>
      <text:p text:style-name="P1"/>
      <text:p text:style-name="P5">SKILLS</text:p>
      <text:p text:style-name="P1"><draw:rect text:anchor-type="as-char" svg:y="0in" draw:z-index="0" draw:style-name="gr1" draw:text-style-name="P9" svg:width="0.0012in" svg:height="0.0213in"><text:p/></draw:rect></text:p>
      <text:p text:style-name="P3"><text:span text:style-name="T1">Game Design</text:span><text:span text:style-name="T4"><text:tab/>Asset/character/mechanics creation, visual/level design, artistic/creative direction</text:span><text:span text:style-name="T1"><text:line-break/>3D Art</text:span><text:tab/><text:tab/>Modeling, <text:span text:style-name="T3">asset creation, scene design (lighting, camera)</text:span><text:span text:style-name="T1"><text:line-break/>Digital Art</text:span><text:tab/>Digital painting, pixel art, and 3D modeling</text:p>
      <text:p text:style-name="P1"><text:span text:style-name="T1">Animation</text:span><text:tab/>2D spritework and 3D rig manipulation</text:p>
      <text:p text:style-name="P1"/>
      <text:p text:style-name="P5">EDUCATION</text:p>
      <text:p text:style-name="P1"><draw:rect text:anchor-type="as-char" svg:y="0in" draw:z-index="1" draw:style-name="gr1" draw:text-style-name="P9" svg:width="0.0012in" svg:height="0.0213in"><text:p/></draw:rect></text:p>
      <text:p text:style-name="P2">Rensselaer Polytechnic Institute (RPI) - Troy, New York<text:tab/>September 2013-May 2017</text:p>
      <text:p text:style-name="P1">BS: Games and Simulation Arts and Sciences</text:p>
      <text:p text:style-name="P1">Concentration: Electronic Arts</text:p>
      <text:p text:style-name="P1">Course Highlights: Game Development I, Game Mechanics, Animation I, Animation II</text:p>
      <text:p text:style-name="P1">Awards: Dean’s List Fall 2014, Fall 2015, Spring 2016</text:p>
      <text:p text:style-name="P1"/>
      <text:p text:style-name="P5">PROFICIENCES</text:p>
      <text:p text:style-name="P7"><draw:rect text:anchor-type="as-char" svg:y="0in" draw:z-index="2" draw:style-name="gr1" draw:text-style-name="P9" svg:width="0.0012in" svg:height="0.0213in"><text:p/></draw:rect><text:line-break/>Studied all elements of game design, including mechanics systems, resource economies, pacing, dramatic structure, and player agency for four academic courses and <text:span text:style-name="T5">career skills</text:span> (2013-2017)<text:line-break/>Learned and used <text:span text:style-name="T5">3D art programs (Autodesk Maya, Blender)</text:span> for eight academic courses, games, and <text:span text:style-name="T5">continued career skills</text:span> (2015 – <text:span text:style-name="T5">Present</text:span>)</text:p>
      <text:p text:style-name="P1">Learned and used 2D art programs (Photoshop, GIMP, FireAlpaca, <text:span text:style-name="T5">etc.</text:span>) for portfolio pieces, five academic courses, and <text:span text:style-name="T5">career skills</text:span> (2013-<text:span text:style-name="T5">Present</text:span>)</text:p>
      <text:p text:style-name="P1">Learned and used asset pipelines for Unity, Unreal, Cocos2D, and HaxeFlixel in five academic courses (2014-2017)</text:p>
      <text:p text:style-name="P1">Used SourceTree and Git for version control with several projects. (2015-2017)</text:p>
      <text:p text:style-name="P1">Contributed code and design for my website in HTML, including embedded videos, hyperlinks, CSS style sheets, and downloadable files (2015-2017)</text:p>
      <text:p text:style-name="P1"/>
      <text:p text:style-name="P1"/>
      <text:p text:style-name="P1"/>
      <text:p text:style-name="P5"><text:soft-page-break/>LEADERSHIP AND ACTIVITIES</text:p>
      <text:p text:style-name="P1"><draw:rect text:anchor-type="as-char" svg:y="0in" draw:z-index="3" draw:style-name="gr1" draw:text-style-name="P9" svg:width="0.0012in" svg:height="0.0213in"><text:p/></draw:rect></text:p>
      <text:p text:style-name="P8"><text:span text:style-name="T5">Worked freelance, creating content for various online businesses and clients<text:tab/>2017<text:line-break/>Released an album of original music for sale online</text:span><text:tab/>2017<text:line-break/>Guest Lecturer for RPI Games and Simulation Arts and Sciences<text:tab/>2014-2017</text:p>
      <text:p text:style-name="P2">Creator and Head Writer of the RPI Community Catalog of Video Game Music <text:tab/>2015-2016</text:p>
      <text:p text:style-name="P2">RPI Game Development Club/RPI Game Jam<text:tab/>2013-2017</text:p>
      <text:p text:style-name="P2">RPI GameFest 2015<text:tab/>2015</text:p>
      <text:p text:style-name="P1"><text:tab/>Sophomore Year</text:p>
      <text:p text:style-name="P2">RPI Dean’s List<text:tab/>2014-2016<text:bookmark text:name="_GoBack"/></text:p>
      <text:p text:style-name="P2"/>
      <text:p text:style-name="P5">EMPLOYMENT</text:p>
      <text:p text:style-name="P1"><draw:rect text:anchor-type="as-char" svg:y="0in" draw:z-index="4" draw:style-name="gr1" draw:text-style-name="P9" svg:width="0.0012in" svg:height="0.0213in"><text:p/></draw:rect></text:p>
      <text:p text:style-name="P2">Boston Festival for Independent Games<text:tab/>September 2016</text:p>
      <text:p text:style-name="P1"><text:tab/>Guest Artist/Artist’s Alley Vendor</text:p>
      <text:p text:style-name="P2">RPI Summer Undergraduate Research Program<text:tab/>May-June 2015</text:p>
      <text:p text:style-name="P1"><text:tab/>Researcher, Creative Director for a team of four students, designed and created a game <text:tab/>tested at 1<text:span text:style-name="T2">st</text:span> Playable Studios in Troy, NY, funded by RPI</text:p>
      <text:p text:style-name="P2">RPI Summer at Rensselaer Program<text:tab/>July 2015</text:p>
      <text:p text:style-name="P1"><text:tab/>Resident Counselor, helped with check-in, group activities, and scheduling</text:p>
      <text:p text:style-name="P2">Hoffman’s Playland, Latham, NY<text:tab/>April-August 2013</text:p>
      <text:p text:style-name="P1"><text:tab/>Ride Operator, Customer Service</text:p>
      <text:p text:style-name="P1"/>
      <text:p text:style-name="P5">REFERENCES</text:p>
      <text:p text:style-name="P1"><draw:rect text:anchor-type="as-char" svg:y="0in" draw:z-index="5" draw:style-name="gr1" draw:text-style-name="P9" svg:width="0.0012in" svg:height="0.0213in"><text:p/></draw:rect></text:p>
      <text:p text:style-name="P1">Marc Destefano, RPI, <text:a xlink:type="simple" xlink:href="mailto:marcdestefano@gmail.com" text:style-name="Internet_20_link" text:visited-style-name="Visited_20_Internet_20_Link">marcdestefano@gmail.com</text:a></text:p>
      <text:p text:style-name="P7"><text:span text:style-name="T5">Shawn Lawson, RPI, <text:s/>518-334-3537<text:line-break/>Cody Gilley, </text:span><text:a xlink:type="simple" xlink:href="mailto:rabidretrospectgamesemail@yahoo.com" text:style-name="Internet_20_link" text:visited-style-name="Visited_20_Internet_20_Link"><text:span text:style-name="T5">rabidretrospectgamesemail@yahoo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6</meta:editing-cycles>
    <meta:print-date>2016-03-20T18:28:00</meta:print-date>
    <meta:creation-date>2016-01-07T12:25:00</meta:creation-date>
    <dc:date>2017-12-13T13:58:55.554000000</dc:date>
    <meta:editing-duration>PT10H49M56S</meta:editing-duration>
    <meta:generator>LibreOffice/5.3.3.2$Windows_X86_64 LibreOffice_project/3d9a8b4b4e538a85e0782bd6c2d430bafe583448</meta:generator>
    <meta:document-statistic meta:table-count="0" meta:image-count="0" meta:object-count="0" meta:page-count="2" meta:paragraph-count="44" meta:word-count="376" meta:character-count="2694" meta:non-whitespace-character-count="23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